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 style:writing-mode="rl-tb"/>
      <style:text-properties officeooo:rsid="001e8f56" officeooo:paragraph-rsid="001e8f5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علی فعله پارنج <text:s text:c="93"/>۹۵۱۰۰۸۸۶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DejaVu Sans" style:font-size-complex="12pt" style:language-complex="fa" style:country-complex="IR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DejaVu Sans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9T22:18:34.976731290</meta:creation-date>
    <dc:date>2019-11-09T22:21:07.809345853</dc:date>
    <meta:editing-duration>PT2M33S</meta:editing-duration>
    <meta:editing-cycles>1</meta:editing-cycles>
    <meta:document-statistic meta:table-count="0" meta:image-count="0" meta:object-count="0" meta:page-count="1" meta:paragraph-count="1" meta:word-count="4" meta:character-count="116" meta:non-whitespace-character-count="20"/>
    <meta:generator>LibreOffice/6.0.7.3$Linux_X86_64 LibreOffice_project/00m0$Build-3</meta:generator>
  </office:meta>
</office:document-meta>
</file>